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Cyrus Adl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21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Washington, D. C.</text:p>
      <text:p text:style-name="P5">State<text:tab/><text:tab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ational Museum/</text:p>
      <text:p text:style-name="P3">Washington Nov 21 [/ inserted by author]92/</text:p>
      <text:p text:style-name="P2">Dear Doctor Morais/</text:p>
      <text:p text:style-name="P2"><text:tab/>I cannot say whether/ or not Mayer Sulzberger would give/ the last lecture of the course/ although I consider it not unlikely/ if he has the time. <text:s/>I think/ I <text:span text:style-name="T2">must</text:span><text:span text:style-name="T3"> be excused this year./ <text:s/>A trip to New York involves too/ much time--my duties here/ are now very much enlarged/ and my absence on the Sabbath/ makes it wrong for me to/ spend other days away from/</text:span></text:p>
      <text:p text:style-name="P2"><text:span text:style-name="T3"/></text:p>
      <text:p text:style-name="P2"><text:span text:style-name="T3">[Page 2]</text:span></text:p>
      <text:p text:style-name="P2"><text:span text:style-name="T3">my official work. <text:s/>If my work/ should shape itself differently I/ should be glad to give a/ lecture but at present it is/ not possible for me to promise./</text:span></text:p>
      <text:p text:style-name="P2"><text:span text:style-name="T3"><text:tab/>Faithfully yours/ Cyrus Adl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51:48.72</meta:creation-date>
    <meta:document-statistic meta:table-count="0" meta:image-count="0" meta:object-count="0" meta:page-count="2" meta:paragraph-count="68" meta:word-count="283" meta:character-count="1911"/>
    <dc:date>2011-12-06T15:56:56.11</dc:date>
    <dc:creator>Penn Libraries</dc:creator>
    <meta:editing-duration>PT00H05M07S</meta:editing-duration>
    <meta:editing-cycles>1</meta:editing-cycles>
    <meta:generator>OpenOffice.org/3.2$Win32 OpenOffice.org_project/320m12$Build-9483</meta:generator>
  </office:meta>
</office:document-meta>
</file>